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conclusion</text:p>
      <text:p text:style-name="Normal">We were given the project with full enlightenment to demonstrate the use of computational thinking and the use of critical reflection this is evident through the work that I have produced. In the project we were assigned to create a library system that would allow members to borrow books within a given library. It can be Argued that the project itself was very challenging and I faced many problems that restricted the development of the overall program. Personally, the main challenge I faced was allocated time to each section of the code the best <text:s/>solution I found to resolve this was splitting the code between multiple pages meaning when developing something for example the library it was much easier to see the progress or any errors within the code by having it on another page as you can see I almost implemented a page segmentation approach as each segment (different pages in the code) had different sizes therefore<text:s/>by tackling them size first it really did make a huge difference in development.<text:s/></text:p>
      <text:p text:style-name="Normal">Another challenge I faced was the steps and order the code would run through I originally began by creating a list and implementing each thing within the list slowly process by process I eventually tried executing the code and was given a huge amount of errors on top of that, the code didn’t meet the specification of the client which then lead me to the revelation of using the UML diagram more ,This was the key to making my program as accurate to the client as possible and also played a part within mapping the project. <text:s/>I set myself goals to do specific parts within the UML diagram for example the beginning was to start with all the classes after this began the creation of mains. This method overall helped massively alongside the previous mentioned method of segmenting code I was able to produce something similar to what the UML desired.<text:s/></text:p>
      <text:p text:style-name="P2">How would I change the approach of a similar task?</text:p>
      <text:p text:style-name="Normal">When asked this question many gravitate to the result of algorithmic changes by using a different method than brute force coding it in or even data structure the usage of more arrays, lists and tables but personally I believe that if I was given a similar task in different manner, I would develop a better error handler and testing. It would have been extremely motivating to create a better system of which when the user deliberately or unintentionally enters an error how the program executes the output on top of that, would have loved to stress test the code to see how many members I could have added to see if my code was robust and sec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snain malik</meta:initial-creator>
    <dc:creator>husnain malik</dc:creator>
    <meta:creation-date>2024-01-22T13:41:00Z</meta:creation-date>
    <dc:date>2024-01-22T14:51:00Z</dc:date>
    <meta:template xlink:href="Normal" xlink:type="simple"/>
    <meta:editing-cycles>1</meta:editing-cycles>
    <meta:editing-duration>PT4200S</meta:editing-duration>
    <meta:document-statistic meta:page-count="1" meta:paragraph-count="5" meta:word-count="383" meta:character-count="2567" meta:row-count="18" meta:non-whitespace-character-count="2189"/>
  </office:meta>
</office:document-meta>
</file>